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9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1.2cm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.9cm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6cm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1.273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1.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2cm" svg:height="1.8cm" svg:x="12.6cm" svg:y="1.8cm">
          <text:p text:style-name="P1"><text:span text:style-name="T1">PROCES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cm" svg:height="1.3cm" svg:x="2.3cm" svg:y="4.9cm">
          <text:p text:style-name="P3"><text:span text:style-name="T2">TOTAL-GENERAL</text:span></text:p>
          <text:p text:style-name="P3"><text:span text:style-name="T2">← 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4cm" svg:height="1.3cm" svg:x="5.7cm" svg:y="4.9cm">
          <text:p text:style-name="P3"><text:span text:style-name="T2">IMPRIMIR</text:span></text:p>
          <text:p text:style-name="P3"><text:span text:style-name="T2">HEADER</text:span></text:p>
          <text:p text:style-name="P3"><text:span text:style-name="T2">REPORTE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4cm" svg:height="1.3cm" svg:x="8.5cm" svg:y="4.9cm">
          <text:p text:style-name="P3"><text:span text:style-name="T2">IMPRIMIR</text:span></text:p>
          <text:p text:style-name="P3"><text:span text:style-name="T2">HEADER</text:span></text:p>
          <text:p text:style-name="P3"><text:span text:style-name="T2">REPORTE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1.7cm" svg:height="1.3cm" svg:x="11.3cm" svg:y="4.9cm">
          <text:p text:style-name="P3"><text:span text:style-name="T2">LEER</text:span></text:p>
          <text:p text:style-name="P3"><text:span text:style-name="T2">SOL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1.7cm" svg:height="1.3cm" svg:x="13.4cm" svg:y="4.9cm">
          <text:p text:style-name="P3"><text:span text:style-name="T2">LEER</text:span></text:p>
          <text:p text:style-name="P3"><text:span text:style-name="T2">SOL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1.7cm" svg:height="1.3cm" svg:x="15.4cm" svg:y="4.9cm">
          <text:p text:style-name="P3"><text:span text:style-name="T2">LEER</text:span></text:p>
          <text:p text:style-name="P3"><text:span text:style-name="T2">SOL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1.7cm" svg:height="1.3cm" svg:x="17.4cm" svg:y="4.9cm">
          <text:p text:style-name="P3"><text:span text:style-name="T2">LEER</text:span></text:p>
          <text:p text:style-name="P3"><text:span text:style-name="T2">MA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5.2cm" svg:height="1.8cm" svg:x="20.1cm" svg:y="4.9cm">
          <text:p text:style-name="P4"><text:span text:style-name="T3">CICLO</text:span></text:p>
          <text:p text:style-name="P4"><text:span text:style-name="T3">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2cm" svg:y1="3.6cm" svg:x2="3.85cm" svg:y2="4.9cm" draw:start-shape="id1" draw:start-glue-point="2" draw:end-shape="id2" draw:end-glue-point="0" svg:d="M15200 3600v650h-11350v650" svg:viewBox="0 0 11351 1301">
          <text:p/>
        </draw:connector>
        <draw:connector draw:style-name="gr6" draw:text-style-name="P6" draw:layer="layout" svg:x1="15.2cm" svg:y1="3.6cm" svg:x2="6.9cm" svg:y2="4.9cm" draw:start-shape="id1" draw:start-glue-point="2" draw:end-shape="id3" draw:end-glue-point="0" svg:d="M15200 3600v650h-8300v650" svg:viewBox="0 0 8301 1301">
          <text:p/>
        </draw:connector>
        <draw:connector draw:style-name="gr6" draw:text-style-name="P6" draw:layer="layout" svg:x1="15.2cm" svg:y1="3.6cm" svg:x2="9.7cm" svg:y2="4.9cm" draw:start-shape="id1" draw:start-glue-point="2" draw:end-shape="id4" draw:end-glue-point="0" svg:d="M15200 3600v650h-5500v650" svg:viewBox="0 0 5501 1301">
          <text:p/>
        </draw:connector>
        <draw:connector draw:style-name="gr6" draw:text-style-name="P6" draw:layer="layout" svg:x1="15.2cm" svg:y1="3.6cm" svg:x2="12.15cm" svg:y2="4.9cm" draw:start-shape="id1" draw:start-glue-point="2" draw:end-shape="id5" draw:end-glue-point="0" svg:d="M15200 3600v650h-3050v650" svg:viewBox="0 0 3051 1301">
          <text:p/>
        </draw:connector>
        <draw:connector draw:style-name="gr6" draw:text-style-name="P6" draw:layer="layout" svg:x1="15.2cm" svg:y1="3.6cm" svg:x2="14.25cm" svg:y2="4.9cm" draw:start-shape="id1" draw:start-glue-point="2" draw:end-shape="id6" draw:end-glue-point="0" svg:d="M15200 3600v650h-950v650" svg:viewBox="0 0 951 1301">
          <text:p/>
        </draw:connector>
        <draw:connector draw:style-name="gr6" draw:text-style-name="P6" draw:layer="layout" svg:x1="15.2cm" svg:y1="3.6cm" svg:x2="16.25cm" svg:y2="4.9cm" draw:start-shape="id1" draw:start-glue-point="2" draw:end-shape="id7" draw:end-glue-point="0" svg:d="M15200 3600v650h1050v650" svg:viewBox="0 0 1051 1301">
          <text:p/>
        </draw:connector>
        <draw:connector draw:style-name="gr6" draw:text-style-name="P6" draw:layer="layout" svg:x1="15.2cm" svg:y1="3.6cm" svg:x2="18.25cm" svg:y2="4.9cm" draw:start-shape="id1" draw:start-glue-point="2" draw:end-shape="id8" svg:d="M15200 3600v650h3050v650" svg:viewBox="0 0 3051 1301">
          <text:p/>
        </draw:connector>
        <draw:connector draw:style-name="gr6" draw:text-style-name="P6" draw:layer="layout" svg:x1="15.2cm" svg:y1="3.6cm" svg:x2="22.7cm" svg:y2="4.9cm" draw:start-shape="id1" draw:start-glue-point="2" draw:end-shape="id9" draw:end-glue-point="0" svg:d="M15200 3600v650h7500v650" svg:viewBox="0 0 7501 1301">
          <text:p/>
        </draw:connector>
        <draw:custom-shape draw:style-name="gr7" draw:text-style-name="P3" xml:id="id10" draw:id="id10" draw:layer="layout" svg:width="3.1cm" svg:height="1.5cm" svg:x="1.6cm" svg:y="8.2cm">
          <text:p text:style-name="P3"><text:span text:style-name="T2">DETERMINAR</text:span></text:p>
          <text:p text:style-name="P3"><text:span text:style-name="T2">MENOR</text:span></text:p>
          <text:p text:style-name="P3"><text:span text:style-name="T2">SUB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3.1cm" svg:height="1.5cm" svg:x="5.3cm" svg:y="8.2cm">
          <text:p text:style-name="P3"><text:span text:style-name="T2">REP1-ACUM-IMP</text:span></text:p>
          <text:p text:style-name="P3"><text:span text:style-name="T2">← 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2.4cm" svg:height="1.5cm" svg:x="9cm" svg:y="8.2cm">
          <text:p text:style-name="P3"><text:span text:style-name="T2">IMPRIMIR</text:span></text:p>
          <text:p text:style-name="P3"><text:span text:style-name="T2">SUBCLAVE</text:span></text:p>
          <text:p text:style-name="P3"><text:span text:style-name="T2">REPORTE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5.2cm" svg:height="2cm" svg:x="11.809cm" svg:y="8.2cm">
          <text:p text:style-name="P4"><text:span text:style-name="T3">PROCESAR</text:span></text:p>
          <text:p text:style-name="P4"><text:span text:style-name="T3">REGISTROS</text:span></text:p>
          <text:p text:style-name="P4"><text:span text:style-name="T3">SUBCLAV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2.4cm" svg:height="1.5cm" svg:x="21.1cm" svg:y="8.2cm">
          <text:p text:style-name="P3"><text:span text:style-name="T2">IMPRIMIR</text:span></text:p>
          <text:p text:style-name="P3"><text:span text:style-name="T2">SUBTOT.</text:span></text:p>
          <text:p text:style-name="P3"><text:span text:style-name="T2">REPORTE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4.1cm" svg:height="1.3cm" svg:x="24cm" svg:y="8.2cm">
          <text:p text:style-name="P3"><text:span text:style-name="T2">TOTAL-GENERAL</text:span></text:p>
          <text:p text:style-name="P3"><text:span text:style-name="T2">← </text:span><text:span text:style-name="T2">+ REP1-ACUM-IMP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15cm" svg:y1="8.2cm" svg:x2="22.7cm" svg:y2="6.7cm" draw:start-shape="id10" draw:start-glue-point="0" draw:end-shape="id9" draw:end-glue-point="2" svg:d="M3150 8200v-750h19550v-750" svg:viewBox="0 0 19551 1501">
          <text:p/>
        </draw:connector>
        <draw:connector draw:style-name="gr6" draw:text-style-name="P6" draw:layer="layout" svg:x1="6.85cm" svg:y1="8.2cm" svg:x2="22.7cm" svg:y2="6.7cm" draw:start-shape="id11" draw:start-glue-point="0" draw:end-shape="id9" draw:end-glue-point="2" svg:d="M6850 8200v-750h15850v-750" svg:viewBox="0 0 15851 1501">
          <text:p/>
        </draw:connector>
        <draw:connector draw:style-name="gr6" draw:text-style-name="P6" draw:layer="layout" svg:x1="10.2cm" svg:y1="8.2cm" svg:x2="22.7cm" svg:y2="6.7cm" draw:start-shape="id12" draw:start-glue-point="0" draw:end-shape="id9" draw:end-glue-point="2" svg:d="M10200 8200v-750h12500v-750" svg:viewBox="0 0 12501 1501">
          <text:p/>
        </draw:connector>
        <draw:connector draw:style-name="gr6" draw:text-style-name="P6" draw:layer="layout" svg:x1="14.409cm" svg:y1="8.2cm" svg:x2="22.7cm" svg:y2="6.7cm" draw:start-shape="id13" draw:start-glue-point="0" draw:end-shape="id9" draw:end-glue-point="2" svg:d="M14409 8200v-750h8291v-750" svg:viewBox="0 0 8292 1501">
          <text:p/>
        </draw:connector>
        <draw:connector draw:style-name="gr6" draw:text-style-name="P6" draw:layer="layout" svg:x1="22.3cm" svg:y1="8.2cm" svg:x2="22.7cm" svg:y2="6.7cm" draw:start-shape="id14" draw:start-glue-point="0" draw:end-shape="id9" draw:end-glue-point="2" svg:d="M22300 8200v-750h400v-750" svg:viewBox="0 0 401 1501">
          <text:p/>
        </draw:connector>
        <draw:connector draw:style-name="gr6" draw:text-style-name="P6" draw:layer="layout" svg:x1="26.05cm" svg:y1="8.2cm" svg:x2="22.7cm" svg:y2="6.7cm" draw:start-shape="id15" draw:start-glue-point="0" draw:end-shape="id9" draw:end-glue-point="2" svg:d="M26050 8200v-750h-3350v-750" svg:viewBox="0 0 3351 1501">
          <text:p/>
        </draw:connector>
        <draw:frame draw:style-name="gr11" draw:text-style-name="P8" draw:layer="layout" svg:width="3.4cm" svg:height="2.795cm" svg:x="17.4cm" svg:y="7.8cm">
          <draw:text-box>
            <text:p text:style-name="P7"><text:span text:style-name="T4">H/ SOL1-SUBCL <text:s/>&lt;&gt; MENOR-SUBCL AND</text:span></text:p>
            <text:p text:style-name="P7"><text:span text:style-name="T4">SOL2-SUBCL &lt;&gt; MENOR-SUBCL AND</text:span></text:p>
            <text:p text:style-name="P7"><text:span text:style-name="T4">SOL3-SUBCL &lt;&gt; MENOR-SUBCL AND</text:span></text:p>
            <text:p text:style-name="P7"><text:span text:style-name="T4">MAE-SUBCL &lt;&gt; MENOR-SUBCL</text:span></text:p>
          </draw:text-box>
        </draw:frame>
        <draw:custom-shape draw:style-name="gr7" draw:text-style-name="P3" xml:id="id16" draw:id="id16" draw:layer="layout" svg:width="3.1cm" svg:height="1.5cm" svg:x="1.6cm" svg:y="11.6cm">
          <text:p text:style-name="P3"><text:span text:style-name="T2">DETERMINAR</text:span></text:p>
          <text:p text:style-name="P3"><text:span text:style-name="T2">MENOR</text:span></text:p>
          <text:p text:style-name="P3"><text:span text:style-name="T2">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3.1cm" svg:height="1.5cm" svg:x="5.8cm" svg:y="11.6cm">
          <text:p text:style-name="P3"><text:span text:style-name="T2">PROCESAR</text:span></text:p>
          <text:p text:style-name="P3"><text:span text:style-name="T2">REGISTROS</text:span></text:p>
          <text:p text:style-name="P3"><text:span text:style-name="T2">MA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8" draw:id="id18" draw:layer="layout" svg:width="3.1cm" svg:height="1.5cm" svg:x="14.5cm" svg:y="11.6cm">
          <text:p text:style-name="P3"><text:span text:style-name="T2">PROCESAR</text:span></text:p>
          <text:p text:style-name="P3"><text:span text:style-name="T2">REGISTROS</text:span></text:p>
          <text:p text:style-name="P3"><text:span text:style-name="T2">SOL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9" draw:id="id19" draw:layer="layout" svg:width="3.1cm" svg:height="1.5cm" svg:x="19cm" svg:y="11.6cm">
          <text:p text:style-name="P3"><text:span text:style-name="T2">PROCESAR</text:span></text:p>
          <text:p text:style-name="P3"><text:span text:style-name="T2">REGISTROS</text:span></text:p>
          <text:p text:style-name="P3"><text:span text:style-name="T2">SOL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0" draw:id="id20" draw:layer="layout" svg:width="3.1cm" svg:height="1.5cm" svg:x="23.4cm" svg:y="11.6cm">
          <text:p text:style-name="P3"><text:span text:style-name="T2">PROCESAR</text:span></text:p>
          <text:p text:style-name="P3"><text:span text:style-name="T2">REGISTROS</text:span></text:p>
          <text:p text:style-name="P3"><text:span text:style-name="T2">SOL3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8cm" svg:height="1.523cm" svg:x="9.2cm" svg:y="11.6cm">
          <draw:text-box>
            <text:p text:style-name="P7"><text:span text:style-name="T4">H/ MAE-EOF OR </text:span></text:p>
            <text:p text:style-name="P7"><text:span text:style-name="T4">MAE-CLAVE <text:s/>&lt;&gt; MENOR-CLAVE</text:span></text:p>
            <text:p text:style-name="P7"><text:span text:style-name="T4"/></text:p>
          </draw:text-box>
        </draw:frame>
        <draw:frame draw:style-name="gr11" draw:text-style-name="P8" draw:layer="layout" svg:width="3.4cm" svg:height="2.1cm" svg:x="25.4cm" svg:y="4.7cm">
          <draw:text-box>
            <text:p text:style-name="P7"><text:span text:style-name="T4">H/ SOL1-EOF <text:s/>AND </text:span></text:p>
            <text:p text:style-name="P7"><text:span text:style-name="T4">SOL2-EOF <text:s/>AND</text:span></text:p>
            <text:p text:style-name="P7"><text:span text:style-name="T4">SOL3-EOF <text:s/>AND</text:span></text:p>
            <text:p text:style-name="P7"><text:span text:style-name="T4">MAE-EOF</text:span></text:p>
          </draw:text-box>
        </draw:frame>
        <draw:connector draw:style-name="gr6" draw:text-style-name="P6" draw:layer="layout" svg:x1="3.15cm" svg:y1="11.6cm" svg:x2="14.409cm" svg:y2="10.2cm" draw:start-shape="id16" draw:start-glue-point="0" draw:end-shape="id13" draw:end-glue-point="2" svg:d="M3150 11600v-700h11259v-700" svg:viewBox="0 0 11260 1401">
          <text:p/>
        </draw:connector>
        <draw:connector draw:style-name="gr6" draw:text-style-name="P6" draw:layer="layout" svg:x1="7.35cm" svg:y1="11.6cm" svg:x2="14.409cm" svg:y2="10.2cm" draw:start-shape="id17" draw:start-glue-point="0" draw:end-shape="id13" draw:end-glue-point="2" svg:d="M7350 11600v-700h7059v-700" svg:viewBox="0 0 7060 1401">
          <text:p/>
        </draw:connector>
        <draw:connector draw:style-name="gr6" draw:text-style-name="P6" draw:layer="layout" svg:x1="16.05cm" svg:y1="11.6cm" svg:x2="14.409cm" svg:y2="10.2cm" draw:start-shape="id18" draw:start-glue-point="0" draw:end-shape="id13" draw:end-glue-point="2" svg:d="M16050 11600v-700h-1641v-700" svg:viewBox="0 0 1642 1401">
          <text:p/>
        </draw:connector>
        <draw:connector draw:style-name="gr6" draw:text-style-name="P6" draw:layer="layout" svg:x1="20.55cm" svg:y1="11.6cm" svg:x2="14.409cm" svg:y2="10.2cm" draw:start-shape="id19" draw:start-glue-point="0" draw:end-shape="id13" draw:end-glue-point="2" svg:d="M20550 11600v-700h-6141v-700" svg:viewBox="0 0 6142 1401">
          <text:p/>
        </draw:connector>
        <draw:connector draw:style-name="gr6" draw:text-style-name="P6" draw:layer="layout" svg:x1="24.95cm" svg:y1="11.6cm" svg:x2="14.409cm" svg:y2="10.2cm" draw:start-shape="id20" draw:start-glue-point="0" draw:end-shape="id13" draw:end-glue-point="2" svg:d="M24950 11600v-700h-10541v-700" svg:viewBox="0 0 10542 1401">
          <text:p/>
        </draw:connector>
        <draw:custom-shape draw:style-name="gr13" draw:text-style-name="P3" xml:id="id21" draw:id="id21" draw:layer="layout" svg:width="3.5cm" svg:height="1.5cm" svg:x="1.9cm" svg:y="16.5cm">
          <text:p text:style-name="P3"><text:span text:style-name="T2">REP1-ACUM-IMP</text:span></text:p>
          <text:p text:style-name="P3"><text:span text:style-name="T2">← </text:span><text:span text:style-name="T2">+MAE-IMPORT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2" draw:id="id22" draw:layer="layout" svg:width="3.5cm" svg:height="1.5cm" svg:x="6.3cm" svg:y="16.5cm">
          <text:p text:style-name="P3"><text:span text:style-name="T2">GRABAR</text:span></text:p>
          <text:p text:style-name="P3"><text:span text:style-name="T2">MAE-AC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3" draw:id="id23" draw:layer="layout" svg:width="3.5cm" svg:height="1.5cm" svg:x="10.7cm" svg:y="16.5cm">
          <text:p text:style-name="P3"><text:span text:style-name="T2">REP2-DETALLE</text:span></text:p>
          <text:p text:style-name="P3"><text:span text:style-name="T2">← </text:span><text:span text:style-name="T2">+MAE-DETALL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4" draw:id="id24" draw:layer="layout" svg:width="3.5cm" svg:height="1.5cm" svg:x="15.1cm" svg:y="16.5cm">
          <text:p text:style-name="P3"><text:span text:style-name="T2">BUSCAR</text:span></text:p>
          <text:p text:style-name="P3"><text:span text:style-name="T2">DESCRIPCION</text:span></text:p>
          <text:p text:style-name="P3"><text:span text:style-name="T2">PRODUCT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5" draw:id="id25" draw:layer="layout" svg:width="2.4cm" svg:height="1.5cm" svg:x="19.5cm" svg:y="16.5cm">
          <text:p text:style-name="P3"><text:span text:style-name="T2">IMPRIMIR</text:span></text:p>
          <text:p text:style-name="P3"><text:span text:style-name="T2">DETALLE</text:span></text:p>
          <text:p text:style-name="P3"><text:span text:style-name="T2">REPORTE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26" draw:id="id26" draw:layer="layout" svg:width="2.3cm" svg:height="1.5cm" svg:x="22.8cm" svg:y="16.5cm">
          <text:p text:style-name="P3"><text:span text:style-name="T2">LEER</text:span></text:p>
          <text:p text:style-name="P3"><text:span text:style-name="T2">MA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cm" svg:x1="7.35cm" svg:y1="13.1cm" svg:x2="3.65cm" svg:y2="16.5cm" draw:start-shape="id17" draw:start-glue-point="2" draw:end-shape="id21" draw:end-glue-point="0" svg:d="M7350 13100v2600h-3700v800" svg:viewBox="0 0 3701 3401">
          <text:p/>
        </draw:connector>
        <draw:connector draw:style-name="gr6" draw:text-style-name="P6" draw:layer="layout" draw:line-skew="0.9cm" svg:x1="7.35cm" svg:y1="13.1cm" svg:x2="8.05cm" svg:y2="16.5cm" draw:start-shape="id17" draw:start-glue-point="2" draw:end-shape="id22" draw:end-glue-point="0" svg:d="M7350 13100v2600h700v800" svg:viewBox="0 0 701 3401">
          <text:p/>
        </draw:connector>
        <draw:connector draw:style-name="gr6" draw:text-style-name="P6" draw:layer="layout" draw:line-skew="0.9cm" svg:x1="7.35cm" svg:y1="13.1cm" svg:x2="12.45cm" svg:y2="16.5cm" draw:start-shape="id17" draw:start-glue-point="2" draw:end-shape="id23" draw:end-glue-point="0" svg:d="M7350 13100v2600h5100v800" svg:viewBox="0 0 5101 3401">
          <text:p/>
        </draw:connector>
        <draw:connector draw:style-name="gr6" draw:text-style-name="P6" draw:layer="layout" draw:line-skew="0.9cm" svg:x1="7.35cm" svg:y1="13.1cm" svg:x2="16.85cm" svg:y2="16.5cm" draw:start-shape="id17" draw:start-glue-point="2" draw:end-shape="id24" svg:d="M7350 13100v2600h9500v800" svg:viewBox="0 0 9501 3401">
          <text:p/>
        </draw:connector>
        <draw:connector draw:style-name="gr6" draw:text-style-name="P6" draw:layer="layout" draw:line-skew="0.9cm" svg:x1="7.35cm" svg:y1="13.1cm" svg:x2="20.7cm" svg:y2="16.5cm" draw:start-shape="id17" draw:start-glue-point="2" draw:end-shape="id25" draw:end-glue-point="0" svg:d="M7350 13100v2600h13350v800" svg:viewBox="0 0 13351 3401">
          <text:p/>
        </draw:connector>
        <draw:connector draw:style-name="gr6" draw:text-style-name="P6" draw:layer="layout" draw:line-skew="0.9cm" svg:x1="7.35cm" svg:y1="13.1cm" svg:x2="23.95cm" svg:y2="16.5cm" draw:start-shape="id17" draw:start-glue-point="2" draw:end-shape="id26" draw:end-glue-point="0" svg:d="M7350 13100v2600h16600v800" svg:viewBox="0 0 16601 3401">
          <text:p/>
        </draw:connector>
        <draw:frame draw:style-name="gr15" draw:text-style-name="P10" xml:id="id27" draw:id="id27" draw:layer="layout" svg:width="2.953cm" svg:height="0.806cm" svg:x="14.547cm" svg:y="14.1cm">
          <draw:text-box>
            <text:p text:style-name="P9"><text:span text:style-name="T5">Ídem MAE </text:span></text:p>
          </draw:text-box>
        </draw:frame>
        <draw:frame draw:style-name="gr16" draw:text-style-name="P10" xml:id="id28" draw:id="id28" draw:layer="layout" svg:width="3cm" svg:height="0.806cm" svg:x="19.1cm" svg:y="14.098cm">
          <draw:text-box>
            <text:p text:style-name="P9"><text:span text:style-name="T5">Ídem MAE</text:span></text:p>
          </draw:text-box>
        </draw:frame>
        <draw:frame draw:style-name="gr15" draw:text-style-name="P10" xml:id="id29" draw:id="id29" draw:layer="layout" svg:width="2.953cm" svg:height="0.806cm" svg:x="23.5cm" svg:y="14.1cm">
          <draw:text-box>
            <text:p text:style-name="P9"><text:span text:style-name="T5">Ídem MAE </text:span></text:p>
          </draw:text-box>
        </draw:frame>
        <draw:connector draw:style-name="gr6" draw:text-style-name="P6" draw:layer="layout" svg:x1="16.05cm" svg:y1="13.1cm" svg:x2="16.023cm" svg:y2="14.1cm" draw:start-shape="id18" draw:start-glue-point="2" draw:end-shape="id27" draw:end-glue-point="0" svg:d="M16050 13100v501h-27v499" svg:viewBox="0 0 28 1001">
          <text:p/>
        </draw:connector>
        <draw:connector draw:style-name="gr6" draw:text-style-name="P6" draw:layer="layout" svg:x1="20.55cm" svg:y1="13.1cm" svg:x2="20.6cm" svg:y2="14.098cm" draw:start-shape="id19" draw:start-glue-point="2" draw:end-shape="id28" draw:end-glue-point="0" svg:d="M20550 13100v500h50v498" svg:viewBox="0 0 51 999">
          <text:p/>
        </draw:connector>
        <draw:connector draw:style-name="gr6" draw:text-style-name="P6" draw:layer="layout" svg:x1="24.95cm" svg:y1="13.1cm" svg:x2="24.976cm" svg:y2="14.1cm" draw:start-shape="id20" draw:start-glue-point="2" draw:end-shape="id29" draw:end-glue-point="0" svg:d="M24950 13100v501h26v499" svg:viewBox="0 0 27 1001">
          <text:p/>
        </draw:connector>
        <draw:frame draw:style-name="gr17" draw:text-style-name="P12" draw:layer="layout" svg:width="1cm" svg:height="0.962cm" svg:x="24.6cm" svg:y="4.9cm">
          <draw:text-box>
            <text:p text:style-name="P11"><text:span text:style-name="T1">*</text:span></text:p>
          </draw:text-box>
        </draw:frame>
        <draw:frame draw:style-name="gr18" draw:text-style-name="P12" draw:layer="layout" svg:width="1cm" svg:height="0.962cm" svg:x="16.3cm" svg:y="8.2cm">
          <draw:text-box>
            <text:p text:style-name="P11"><text:span text:style-name="T1">*</text:span></text:p>
          </draw:text-box>
        </draw:frame>
        <draw:frame draw:style-name="gr19" draw:text-style-name="P12" draw:layer="layout" svg:width="1cm" svg:height="0.962cm" svg:x="8.3cm" svg:y="11.5cm">
          <draw:text-box>
            <text:p text:style-name="P11"><text:span text:style-name="T1">*</text:span></text:p>
          </draw:text-box>
        </draw:frame>
        <draw:frame draw:style-name="gr20" draw:text-style-name="P12" draw:layer="layout" svg:width="1cm" svg:height="0.962cm" svg:x="17cm" svg:y="11.538cm">
          <draw:text-box>
            <text:p text:style-name="P11"><text:span text:style-name="T1">*</text:span></text:p>
          </draw:text-box>
        </draw:frame>
        <draw:frame draw:style-name="gr21" draw:text-style-name="P12" draw:layer="layout" svg:width="1cm" svg:height="0.962cm" svg:x="21.5cm" svg:y="11.6cm">
          <draw:text-box>
            <text:p text:style-name="P11"><text:span text:style-name="T1">*</text:span></text:p>
          </draw:text-box>
        </draw:frame>
        <draw:frame draw:style-name="gr22" draw:text-style-name="P12" draw:layer="layout" svg:width="1cm" svg:height="0.962cm" svg:x="25.9cm" svg:y="11.6cm">
          <draw:text-box>
            <text:p text:style-name="P11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50:18.749486295</meta:creation-date>
    <dc:date>2018-05-10T17:59:32.916100646</dc:date>
    <meta:editing-duration>PT6M30S</meta:editing-duration>
    <meta:editing-cycles>3</meta:editing-cycles>
    <meta:generator>LibreOffice/5.1.6.2$Linux_X86_64 LibreOffice_project/10m0$Build-2</meta:generator>
    <meta:document-statistic meta:object-count="66"/>
  </office:meta>
</office:document-meta>
</file>